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059b9" officeooo:paragraph-rsid="001059b9" style:font-weight-asian="bold" style:font-weight-complex="bold"/>
    </style:style>
    <style:style style:name="P2" style:family="paragraph" style:parent-style-name="Standard">
      <style:paragraph-properties fo:text-align="start" style:justify-single-word="false"/>
      <style:text-properties style:text-underline-style="none" fo:font-weight="bold" officeooo:rsid="001059b9" officeooo:paragraph-rsid="001059b9"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1214a2" officeooo:paragraph-rsid="001214a2" style:font-weight-asian="bold" style:font-weight-complex="bold"/>
    </style:style>
    <style:style style:name="P4" style:family="paragraph" style:parent-style-name="Standard">
      <style:paragraph-properties fo:text-align="start" style:justify-single-word="false"/>
      <style:text-properties officeooo:paragraph-rsid="001214a2"/>
    </style:style>
    <style:style style:name="P5" style:family="paragraph" style:parent-style-name="Standard">
      <style:paragraph-properties fo:text-align="start" style:justify-single-word="false"/>
      <style:text-properties fo:font-weight="bold" officeooo:rsid="001214a2" officeooo:paragraph-rsid="001214a2" style:font-weight-asian="bold" style:font-weight-complex="bold"/>
    </style:style>
    <style:style style:name="P6" style:family="paragraph" style:parent-style-name="Standard">
      <style:paragraph-properties fo:text-align="start" style:justify-single-word="false"/>
      <style:text-properties fo:font-weight="bold" officeooo:rsid="001228a9" officeooo:paragraph-rsid="001228a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066cd" style:font-weight-asian="normal" style:font-weight-complex="normal"/>
    </style:style>
    <style:style style:name="T3" style:family="text">
      <style:text-properties fo:font-weight="normal" officeooo:rsid="001228a9" style:font-weight-asian="normal" style:font-weight-complex="normal"/>
    </style:style>
    <style:style style:name="T4" style:family="text">
      <style:text-properties fo:font-weight="normal" officeooo:rsid="0013f342" style:font-weight-asian="normal" style:font-weight-complex="normal"/>
    </style:style>
    <style:style style:name="T5" style:family="text">
      <style:text-properties style:text-underline-style="none" fo:font-weight="bold" officeooo:rsid="001214a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TPA Cryptographie</text:p>
      <text:p text:style-name="P1"/>
      <text:p text:style-name="P1"/>
      <text:p text:style-name="P2">Auto-évaluation</text:p>
      <text:p text:style-name="P2"><text:tab/><text:span text:style-name="T1">Note globale du degré de réussite des exercices : </text:span><text:span text:style-name="T2">6</text:span><text:span text:style-name="T1">/</text:span><text:span text:style-name="T2">10</text:span><text:span text:style-name="T1">.</text:span></text:p>
      <text:p text:style-name="P2"><text:span text:style-name="T1"><text:tab/>J’ai plutôt bien compris et réussis les exercices 1 à 3 dans leur totalité, mon code n’est cependant pas parfait (propreté, optimisation). Pour l’exercice 4 j’ai compris le fonctionnement du HMAC demandé mais je n’ai pas implémenté le programme par manque de temps.</text:span></text:p>
      <text:p text:style-name="P2"><text:span text:style-name="T1"/></text:p>
      <text:p text:style-name="P2">Pédagogie </text:p>
      <text:p text:style-name="P2"><text:tab/><text:span text:style-name="T2">L’intérêt pédagogique de cet exercice fut de comprendre comment et pourquoi utiliser le HMAC dans le but d’authentifier des e mails. Étant donné que les fonctions pour calculer un md5 furent données, la principale difficulté ici fut de lire et écrire dans un fichier texte. J’ai donc utilisé le langage Java qui (de mon avis) simplifie la manipulation de chaîne de caractère et la lecture/écriture dans un fichier.</text:span></text:p>
      <text:p text:style-name="P2"><text:span text:style-name="T2"/></text:p>
      <text:p text:style-name="P3">Recherche documentaire</text:p>
      <text:p text:style-name="P4"><text:span text:style-name="T5"><text:tab/></text:span>Cette méthode fait l'économie, pour chaque message authentifié, de l'application de la fonction de compression de H sur deux blocs de B octets (c'est-à-dire, sur (K XOR ipad) et (K XOR opad)). De telles économies peuvent être significatives lorsqu'on authentifie des flux de données courts.</text:p>
      <text:p text:style-name="P4"/>
      <text:p text:style-name="P5">Améliorations suggérées</text:p>
      <text:p text:style-name="P5"><text:tab/><text:span text:style-name="T3">Au niveau de mon programme je pense que plusieurs optimisations peuvent être faite notamment au niveau de l’optimisation du code ensuite je pourrais faire un programme plus générique qui prendrais par exemple en paramètre le nom du fichier, je pourrais aussi corriger quelques erreur comme le fait que s’il il a plusieurs ligne vide entre l’entête et le corps mon programme ne marche pas. Ensuite au niveau du TP en lui même je ne vois pas d’amélioration a faire a part peut être demander de s’envoyer des mail entre élèves et tester notre programme d’authentification, mais cela risque de rallonger encore le TP.</text:span></text:p>
      <text:p text:style-name="P5"><text:span text:style-name="T3"/></text:p>
      <text:p text:style-name="P6">Codage et exécution</text:p>
      <text:p text:style-name="P6"><text:span text:style-name="T1">Pour compiler les deux fonctions Check et Cert faire make all.</text:span></text:p>
      <text:p text:style-name="P6"><text:span text:style-name="T1">Pour exécuter :</text:span></text:p>
      <text:p text:style-name="P6"><text:span text:style-name="T1"><text:tab/>java Cert : </text:span><text:span text:style-name="T4">Lit dans email1.txt <text:s/>et créer le ficher email1-secure.txt</text:span></text:p>
      <text:p text:style-name="P6"><text:span text:style-name="T1"><text:tab/>java Check : </text:span><text:span text:style-name="T4">Lit dans email1-secure.txt et dit si le fichier est authentique ou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15:12:46.218086858</meta:creation-date>
    <dc:date>2016-10-23T21:46:28.203971170</dc:date>
    <meta:editing-duration>PT11M47S</meta:editing-duration>
    <meta:editing-cycles>2</meta:editing-cycles>
    <meta:generator>LibreOffice/5.1.4.2$Linux_X86_64 LibreOffice_project/10m0$Build-2</meta:generator>
    <meta:document-statistic meta:table-count="0" meta:image-count="0" meta:object-count="0" meta:page-count="1" meta:paragraph-count="15" meta:word-count="321" meta:character-count="1992" meta:non-whitespace-character-count="1677"/>
  </office:meta>
</office:document-meta>
</file>